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453cm" svg:height="8.129cm" svg:x="0.547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5-06-04T15:30:10.421541437</dc:date>
    <meta:editing-duration>PT5M43S</meta:editing-duration>
    <meta:editing-cycles>27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54cm" svg:height="8.13cm" xlink:href="." xlink:type="simple" chart:class="chart:scatter" chart:style-name="ch1">
        <chart:plot-area chart:style-name="ch2" chart:data-source-has-labels="both" svg:x="0.289cm" svg:y="0.162cm" svg:width="13.876cm" svg:height="7.806cm">
          <chart:coordinate-region svg:x="0.831cm" svg:y="0.361cm" svg:width="13.24cm" svg:height="7.408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51558583130148">
                <text:p>-0.851558583130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125581039058625">
                <text:p>0.125581039058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125581039058624">
                <text:p>0.125581039058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5155858313014">
                <text:p>-0.851558583130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374762629171442">
                <text:p>-0.374762629171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618033988749897">
                <text:p>0.6180339887498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45793725484283">
                <text:p>1.457937254842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618033988749893">
                <text:p>0.618033988749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374762629171446">
                <text:p>-0.3747626291714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27484797949737">
                <text:p>-1.274847979497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851558583130149">
                <text:p>-0.851558583130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125581039058617">
                <text:p>0.125581039058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75261336008772">
                <text:p>1.752613360087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125581039058628">
                <text:p>0.125581039058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851558583130152">
                <text:p>-0.8515585831301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85955297177651">
                <text:p>-1.859552971776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374762629171457">
                <text:p>-0.3747626291714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374762629171459">
                <text:p>-0.3747626291714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85955297177651">
                <text:p>-1.85955297177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5155858313015">
                <text:p>-0.851558583130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12558103905863">
                <text:p>0.125581039058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125581039058629">
                <text:p>0.1255810390586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851558583130151">
                <text:p>-0.851558583130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85955297177651">
                <text:p>-1.859552971776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374762629171458">
                <text:p>-0.3747626291714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374762629171458">
                <text:p>-0.3747626291714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85955297177651">
                <text:p>-1.859552971776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851558583130151">
                <text:p>-0.8515585831301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125581039058629">
                <text:p>0.1255810390586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12558103905863">
                <text:p>0.125581039058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85155858313015">
                <text:p>-0.85155858313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27484797949737">
                <text:p>-1.274847979497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374762629171445">
                <text:p>-0.3747626291714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618033988749908">
                <text:p>0.6180339887499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45793725484283">
                <text:p>1.457937254842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93716632225727">
                <text:p>1.937166322257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93716632225727">
                <text:p>1.937166322257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45793725484283">
                <text:p>1.457937254842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618033988749909">
                <text:p>0.6180339887499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374762629171443">
                <text:p>-0.374762629171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27484797949737">
                <text:p>-1.274847979497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851558583130152">
                <text:p>-0.8515585831301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125581039058628">
                <text:p>0.1255810390586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75261336008774">
                <text:p>1.752613360087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125581039058631">
                <text:p>0.1255810390586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851558583130136">
                <text:p>-0.8515585831301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.98422940262895">
                <text:p>-1.984229402628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374762629171459">
                <text:p>-0.3747626291714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61803398874988">
                <text:p>0.618033988749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45793725484283">
                <text:p>1.457937254842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93716632225727">
                <text:p>1.937166322257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45793725484285">
                <text:p>1.45793725484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61803398874991">
                <text:p>0.61803398874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374762629171428">
                <text:p>-0.3747626291714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27484797949736">
                <text:p>-1.274847979497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85955297177649">
                <text:p>-1.859552971776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851558583130165">
                <text:p>-0.8515585831301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125581039058599">
                <text:p>0.1255810390585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75261336008772">
                <text:p>1.752613360087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